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06400000079C6767511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6924in" table:align="margins"/>
    </style:style>
    <style:style style:name="Tabla1.A" style:family="table-column">
      <style:table-column-properties style:column-width="2.2993in" style:rel-column-width="22515*"/>
    </style:style>
    <style:style style:name="Tabla1.B" style:family="table-column">
      <style:table-column-properties style:column-width="2.1229in" style:rel-column-width="20788*"/>
    </style:style>
    <style:style style:name="Tabla1.C" style:family="table-column">
      <style:table-column-properties style:column-width="2.2701in" style:rel-column-width="22232*"/>
    </style:style>
    <style:style style:name="Tabla1.A1" style:family="table-cell">
      <style:table-cell-properties fo:padding="0.0382in" fo:border-left="0.05pt solid #000000" fo:border-right="none" fo:border-top="0.05pt solid #000000" fo:border-bottom="none"/>
    </style:style>
    <style:style style:name="Tabla1.B1" style:family="table-cell">
      <style:table-cell-properties fo:padding="0.0382in" fo:border-left="none" fo:border-right="none" fo:border-top="0.05pt solid #000000" fo:border-bottom="none"/>
    </style:style>
    <style:style style:name="Tabla1.C1" style:family="table-cell">
      <style:table-cell-properties fo:padding="0.0382in" fo:border-left="none" fo:border-right="0.05pt solid #000000" fo:border-top="0.05pt solid #000000" fo:border-bottom="none"/>
    </style:style>
    <style:style style:name="Tabla1.A2" style:family="table-cell">
      <style:table-cell-properties fo:padding="0.0382in" fo:border-left="0.05pt solid #000000" fo:border-right="none" fo:border-top="none" fo:border-bottom="none"/>
    </style:style>
    <style:style style:name="Tabla1.B2" style:family="table-cell">
      <style:table-cell-properties fo:padding="0.0382in" fo:border-left="none" fo:border-right="0.05pt solid #000000" fo:border-top="none" fo:border-bottom="none"/>
    </style:style>
    <style:style style:name="Tabla1.A3" style:family="table-cell">
      <style:table-cell-properties fo:background-color="#e6e6e6" fo:padding="0.0382in" fo:border-left="0.05pt solid #000000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orizontal_20_Line">
      <style:text-properties fo:color="#800000"/>
    </style:style>
    <style:style style:name="P2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2300dc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2300dc"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8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9" style:family="paragraph" style:parent-style-name="Table_20_Contents">
      <style:paragraph-properties fo:text-align="start" style:justify-single-word="false"/>
      <style:text-properties fo:font-size="10pt" officeooo:paragraph-rsid="000450a9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44d22" style:font-weight-asian="bold" style:font-weight-complex="bold"/>
    </style:style>
    <style:style style:name="T5" style:family="text">
      <style:text-properties fo:font-weight="bold" officeooo:rsid="000450a9" style:font-weight-asian="bold" style:font-weight-complex="bold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officeooo:rsid="00044d22"/>
    </style:style>
    <style:style style:name="T8" style:family="text">
      <style:text-properties officeooo:rsid="000450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ISTADO DE <text:span text:style-name="T7">NOTAS</text:span></text:p>
      <text:p text:style-name="P5"/>
      <text:section text:style-name="Sect1" text:name="NOTAS"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office:value-type="string">
              <text:p text:style-name="P4"><text:span text:style-name="T4">Numero</text:span><text:span text:style-name="T3">:</text:span> [<text:span text:style-name="T7">NUMERO</text:span>]</text:p>
            </table:table-cell>
            <table:table-cell table:style-name="Tabla1.B1" office:value-type="string">
              <text:p text:style-name="P4"><text:span text:style-name="T5">Nada</text:span><text:span text:style-name="T3">: </text:span>[]</text:p>
            </table:table-cell>
            <table:table-cell table:style-name="Tabla1.C1" office:value-type="string">
              <text:p text:style-name="P4"><text:span text:style-name="T5">Area</text:span><text:span text:style-name="T3">:</text:span> [<text:span text:style-name="T8">AREA</text:span>]</text:p>
            </table:table-cell>
          </table:table-row>
          <table:table-row>
            <table:table-cell table:style-name="Tabla1.A2" office:value-type="string">
              <text:p text:style-name="P4"><text:span text:style-name="T3">Autor:</text:span> [AUTOR]</text:p>
            </table:table-cell>
            <table:table-cell table:style-name="Tabla1.B2" table:number-columns-spanned="2" office:value-type="string">
              <text:p text:style-name="P9"><text:span text:style-name="T5">Organizacion</text:span><text:span text:style-name="T3">: </text:span>[<text:span text:style-name="T8">ORGANIZACION</text:span>]</text:p>
            </table:table-cell>
            <table:covered-table-cell/>
          </table:table-row>
          <table:table-row>
            <table:table-cell table:style-name="Tabla1.A3" table:number-columns-spanned="3" office:value-type="string">
              <text:p text:style-name="P4"><text:span text:style-name="T6">Descripción</text:span><text:span text:style-name="T3">:</text:span> []</text:p>
            </table:table-cell>
            <table:covered-table-cell/>
            <table:covered-table-cell/>
          </table:table-row>
          <table:table-row>
            <table:table-cell table:style-name="Tabla1.A4" table:number-columns-spanned="3" office:value-type="string">
              <text:p text:style-name="P8"><text:span text:style-name="T2">Firmantes:</text:span><text:span text:style-name="T1"> []</text:span></text:p>
            </table:table-cell>
            <table:covered-table-cell/>
            <table:covered-table-cell/>
          </table:table-row>
        </table:table>
        <text:p text:style-name="P7"/>
      </text:section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size="10pt" style:font-name-asian="Droid Sans Mono" style:font-size-asian="10pt" style:font-name-complex="Droid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orizontal_20_Line">
      <style:text-properties fo:color="#800000"/>
    </style:style>
    <style:style style:name="MP2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2" text:anchor-type="paragraph" svg:x="6.078in" svg:y="0.0862in" svg:width="0.5772in" svg:height="0.748in" draw:z-index="0"><draw:image xlink:href="Pictures/100002010000006400000079C6767511.png" xlink:type="simple" xlink:show="embed" xlink:actuate="onLoad"/></draw:frame></text:p>
        <text:p text:style-name="MP2">CAMARA DE DIPUTADOS</text:p>
        <text:p text:style-name="MP2">Provincia de Santa Fe</text:p>
        <text:p text:style-name="MP1"/>
      </style:header>
      <style:footer>
        <text:p text:style-name="MP3">Página 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3-07-29T09:44:25</dc:date>
    <meta:editing-duration>P1DT8H45M38S</meta:editing-duration>
    <meta:editing-cycles>85</meta:editing-cycles>
    <meta:generator>LibreOffice/3.6$Linux_x86 LibreOffice_project/360m1$Build-2</meta:generator>
    <dc:creator>jose </dc:creator>
    <meta:document-statistic meta:table-count="1" meta:image-count="1" meta:object-count="0" meta:page-count="1" meta:paragraph-count="11" meta:word-count="28" meta:character-count="175" meta:non-whitespace-character-count="158"/>
  </office:meta>
</office:document-meta>
</file>